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6.963cm" style:rel-width="100%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3a05d7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3a05d7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4" style:family="paragraph" style:parent-style-name="Text_20_body">
      <style:text-properties style:font-name="Liberation Sans1"/>
    </style:style>
    <style:style style:name="P5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6" style:family="paragraph" style:parent-style-name="Standard2">
      <style:text-properties style:font-name="Liberation Sans1"/>
    </style:style>
    <style:style style:name="P7" style:family="paragraph" style:parent-style-name="Standard2">
      <style:text-properties style:font-name="Liberation Sans1" fo:font-weight="bold" style:font-weight-asian="bold" style:font-weight-complex="bold"/>
    </style:style>
    <style:style style:name="P8" style:family="paragraph" style:parent-style-name="Standard2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9" style:family="paragraph" style:parent-style-name="Standard2">
      <style:text-properties style:font-name="Liberation Sans1" fo:font-weight="bold" officeooo:paragraph-rsid="003a05d7" style:font-weight-asian="bold" style:font-weight-complex="bold"/>
    </style:style>
    <style:style style:name="P10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3a05d7" style:font-weight-asian="bold" style:font-weight-complex="bold"/>
    </style:style>
    <style:style style:name="P11" style:family="paragraph" style:parent-style-name="Standard2">
      <style:text-properties style:font-name="Liberation Sans1" fo:font-weight="bold" officeooo:rsid="003a05d7" officeooo:paragraph-rsid="003a05d7" style:font-weight-asian="bold" style:font-weight-complex="bold"/>
    </style:style>
    <style:style style:name="P12" style:family="paragraph" style:parent-style-name="Standard2"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3" style:family="paragraph" style:parent-style-name="Standard2">
      <style:paragraph-properties fo:text-align="end" style:justify-single-word="false"/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14" style:family="paragraph" style:parent-style-name="Standard2">
      <style:text-properties style:font-name="Liberation Sans1" officeooo:paragraph-rsid="0044520b"/>
    </style:style>
    <style:style style:name="P15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6" style:family="paragraph" style:parent-style-name="Standard2">
      <style:text-properties officeooo:paragraph-rsid="004acea2"/>
    </style:style>
    <style:style style:name="P17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18" style:family="paragraph" style:parent-style-name="Standard">
      <style:text-properties style:font-name="Liberation Sans1" officeooo:paragraph-rsid="00604bf7"/>
    </style:style>
    <style:style style:name="P19" style:family="paragraph" style:parent-style-name="Text_20_body">
      <style:text-properties style:font-name="Liberation Sans1" officeooo:paragraph-rsid="0053a532"/>
    </style:style>
    <style:style style:name="P20" style:family="paragraph" style:parent-style-name="Text_20_body">
      <style:text-properties style:font-name="Liberation Sans1" officeooo:paragraph-rsid="004c98e9"/>
    </style:style>
    <style:style style:name="P21" style:family="paragraph" style:parent-style-name="Text_20_body">
      <style:text-properties style:font-name="Liberation Sans1" officeooo:paragraph-rsid="005f32cc"/>
    </style:style>
    <style:style style:name="P22" style:family="paragraph" style:parent-style-name="Text_20_body">
      <style:text-properties style:font-name="Liberation Sans1" officeooo:paragraph-rsid="00604bf7"/>
    </style:style>
    <style:style style:name="P23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3a532" style:font-weight-asian="bold" style:font-weight-complex="bold"/>
    </style:style>
    <style:style style:name="T7" style:family="text">
      <style:text-properties style:font-name="Liberation Sans1"/>
    </style:style>
    <style:style style:name="T8" style:family="text">
      <style:text-properties style:font-name="Liberation Sans1" officeooo:rsid="002ecfcf"/>
    </style:style>
    <style:style style:name="T9" style:family="text">
      <style:text-properties style:font-name="Liberation Sans1" fo:font-weight="normal" style:font-weight-asian="normal" style:font-weight-complex="normal"/>
    </style:style>
    <style:style style:name="T10" style:family="text">
      <style:text-properties style:font-name="Liberation Sans1" fo:font-weight="normal" officeooo:rsid="004166ea" style:font-weight-asian="normal" style:font-weight-complex="normal"/>
    </style:style>
    <style:style style:name="T11" style:family="text">
      <style:text-properties style:font-name="Liberation Sans1" fo:font-weight="normal" officeooo:rsid="0024b1b4" style:font-weight-asian="normal" style:font-weight-complex="normal"/>
    </style:style>
    <style:style style:name="T12" style:family="text">
      <style:text-properties style:font-name="Liberation Sans1" fo:font-weight="normal" style:font-weight-asian="normal" style:font-size-complex="11pt" style:font-weight-complex="normal"/>
    </style:style>
    <style:style style:name="T13" style:family="text">
      <style:text-properties style:font-name="Liberation Sans1" style:font-size-complex="11pt"/>
    </style:style>
    <style:style style:name="T14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5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6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7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8" style:family="text">
      <style:text-properties style:font-name="Liberation Sans1" fo:font-weight="bold" style:font-weight-asian="bold" style:font-weight-complex="bold"/>
    </style:style>
    <style:style style:name="T19" style:family="text">
      <style:text-properties style:font-name="Liberation Sans1" fo:font-weight="bold" officeooo:rsid="004166ea" style:font-weight-asian="bold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22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23" style:family="text">
      <style:text-properties officeooo:rsid="0044520b"/>
    </style:style>
    <style:style style:name="T24" style:family="text">
      <style:text-properties officeooo:rsid="0050fae3"/>
    </style:style>
    <style:style style:name="T25" style:family="text">
      <style:text-properties fo:color="#000000" style:text-outline="false" style:text-line-through-style="none" style:text-line-through-type="none" style:font-name="Times New Roman1" fo:font-size="13pt" fo:letter-spacing="normal" fo:font-style="normal" fo:text-shadow="none" style:text-underline-style="none" fo:font-weight="normal" style:letter-kerning="false" style:font-size-asian="13pt" style:font-style-asian="normal" style:font-weight-asian="normal" style:text-emphasize="none"/>
    </style:style>
    <style:style style:name="T26" style:family="text">
      <style:text-properties officeooo:rsid="0053a532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10pt" fo:language="fr" fo:country="FR" style:language-asian="zxx" style:country-asian="none" style:language-complex="zxx" style:country-complex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4584944" text:id="ct74584944">
          <text:insertion>
            <office:change-info>
              <dc:creator>Auteur inconnu</dc:creator>
              <dc:date>2017-03-22T12:19:00</dc:date>
            </office:change-info>
          </text:insertion>
        </text:changed-region>
        <text:changed-region xml:id="ct74663056" text:id="ct74663056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74542768" text:id="ct7454276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74923744" text:id="ct7492374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4904800" text:id="ct7490480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74924320" text:id="ct7492432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4922256" text:id="ct749222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4441520" text:id="ct7444152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74948656" text:id="ct7494865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4442224" text:id="ct7444222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4956416" text:id="ct7495641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74442576" text:id="ct7444257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74943776" text:id="ct74943776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[Logo Commune]</text:p>
      <text:p text:style-name="P5">Administration Communale de [Nom Commune]<text:line-break/></text:p>
      <text:p text:style-name="P15"><office:annotation><dc:creator>Auteur inconnu</dc:creator><dc:date>2017-02-15T15:31:15</dc:date><text:p text:style-name="P24"><text:span text:style-name="T27">do text if not self.hasMeeting()</text:span></text:p></office:annotation>PROJET DE DÉLIBERATION</text:p>
      <text:p text:style-name="P14">Du registre aux délibérations du <text:change-start text:change-id="ct74584944"/><text:span text:style-name="T23">meetingConfig.</text:span>Title()<text:change-end text:change-id="ct74584944"/> a été extrait ce qui suit :</text:p>
      <text:p text:style-name="P23">Séance du <text:text-input text:description="">self.hasMeeting() and self.getMeeting().Title() or ''</text:text-input></text:p>
      <text:p text:style-name="P6"><text:line-break/><text:span text:style-name="T2">Etaient présents :</text:span></text:p>
      <text:p text:style-name="P3"><office:annotation><dc:date>2009-09-29T00:00:00</dc:date><text:p><text:span text:style-name="T34">do text if </text:span><text:span text:style-name="T33">self.hasMeeting()</text:span></text:p><text:p><text:span text:style-name="T34">from xhtml(self.getStrikedItemAssembly(groupByDuty=True), stylesMapping={'para':'Text body'})</text:span></text:p></office:annotation>Assemblée</text:p>
      <text:p text:style-name="P16"><text:span text:style-name="T5"><text:line-break/></text:span><text:span text:style-name="T20">Objet n° </text:span><text:change-start text:change-id="ct74663056"/><text:span text:style-name="T21">self</text:span><text:span text:style-name="T20">.getItemNumber(relativeTo='meeting', </text:span><text:span text:style-name="T22">for_display=True</text:span><text:span text:style-name="T20">)</text:span><text:change-end text:change-id="ct74663056"/><text:span text:style-name="T20"> : </text:span><text:change-start text:change-id="ct74542768"/><text:span text:style-name="T20">self.</text:span><text:span text:style-name="T18">Title()</text:span><text:change-end text:change-id="ct74542768"/></text:p>
      <text:p text:style-name="P4"><office:annotation><dc:creator>Auteur inconnu</dc:creator><dc:date>2017-01-02T16:15:57</dc:date><text:p text:style-name="P24"><text:span text:style-name="T27">do text if self.getMotivation()</text:span></text:p><text:p text:style-name="P24"><text:span text:style-name="T27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24"><text:span text:style-name="T27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du Directeur financier remis en date du </text:span></text:span><text:span text:style-name="Police_20_par_20_défaut"><text:span text:style-name="Strong_20_Emphasis"><text:span text:style-name="T10"><text:text-input text:description="">advice['item_transmitted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24"><text:span text:style-name="T33">do section- for advice in view.printFinanceAdvice('legal')</text:span></text:p></office:annotation></text:span><text:span text:style-name="Police_20_par_20_défaut"><text:span text:style-name="T13">Considérant la transmission du dossier au Directeur financier 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 du Directeur financier 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24"><text:span text:style-name="T33">do section- for advice in view.printFinanceAdvice('legal_not_given')</text:span></text:p></office:annotation></text:span><text:span text:style-name="Police_20_par_20_défaut"><text:span text:style-name="T7">Considérant la transmission du dossier au Directeur financier 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le Directeur financier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24"><text:span text:style-name="T33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du Directeur financier 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4"><office:annotation><dc:creator>Auteur inconnu</dc:creator><dc:date>2017-01-02T16:15:23</dc:date><text:p><text:span text:style-name="T32">do text</text:span></text:p><text:p><text:span text:style-name="T32">from xhtml(view.printXhtml(self, ('&lt;p&gt;&lt;strong&gt;DECIDE:&lt;/strong&gt;&lt;/p&gt;', self.getDecision()), keepWithNext=True)</text:span><text:span text:style-name="T33">, stylesMapping={'para':'Text body'}</text:span><text:span text:style-name="T32">)</text:span></text:p></office:annotation>decision</text:p>
      <text:p text:style-name="P19"><text:line-break/><text:span text:style-name="T3">Annexes :</text:span></text:p>
      <text:p text:style-name="P21"><office:annotation><dc:creator>Auteur inconnu</dc:creator><dc:date>2017-10-11T15:41:39</dc:date><text:p text:style-name="P26"><text:span text:style-name="T28">do text with annexes = </text:span><text:span text:style-name="T29">view.printAllAnnexes()</text:span></text:p><text:p text:style-name="P26"><text:span text:style-name="T29">if annexes</text:span></text:p><text:p text:style-name="P26"><text:span text:style-name="T28">from xhtml(annexes)</text:span></text:p></office:annotation><text:span text:style-name="T24">Annexes</text:span></text:p>
      <text:p text:style-name="P21"><text:span text:style-name="T24"><office:annotation><dc:creator>Auteur inconnu</dc:creator><dc:date>2017-10-11T15:56:07.330637104</dc:date><text:p text:style-name="P25"><text:span text:style-name="T28">do text if not view.printAllAnnexes()</text:span></text:p></office:annotation></text:span><text:span text:style-name="T24">-</text:span></text:p>
      <text:p text:style-name="P18"><text:span text:style-name="T3">Annexes </text:span><text:span text:style-name="T4">(après décision) </text:span><text:span text:style-name="T3">:</text:span></text:p>
      <text:p text:style-name="P22"><office:annotation><dc:creator>Auteur inconnu</dc:creator><dc:date>2017-10-11T15:41:39</dc:date><text:p text:style-name="P26"><text:span text:style-name="T28">do text with annexes = </text:span><text:span text:style-name="T29">view.printAllAnnexes(portal_types=['annexDecision'])</text:span></text:p><text:p text:style-name="P26"><text:span text:style-name="T29">if annexes</text:span></text:p><text:p text:style-name="P26"><text:span text:style-name="T28">from xhtml(annexes)</text:span></text:p></office:annotation><text:span text:style-name="T24">Annexes</text:span></text:p>
      <text:p text:style-name="P22"><text:span text:style-name="T24"><office:annotation><dc:creator>Auteur inconnu</dc:creator><dc:date>2017-10-11T15:56:07.330637104</dc:date><text:p text:style-name="P25"><text:span text:style-name="T28">do text if not view.printAllAnnexes(</text:span><text:span text:style-name="T29">portal_types=['annexDecision']</text:span><text:span text:style-name="T28">)</text:span></text:p></office:annotation></text:span><text:span text:style-name="T24">-</text:span></text:p>
      <text:p text:style-name="P20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2"><office:annotation><dc:creator>Auteur inconnu</dc:creator><dc:date>2017-02-15T15:46:12</dc:date><text:p text:style-name="P24"><text:span text:style-name="T27">do table if self.hasMeeting()</text:span></text:p></office:annotation></text:p>
          </table:table-cell>
          <table:table-cell table:style-name="Tableau2.A1" office:value-type="string">
            <text:p text:style-name="P13"/>
          </table:table-cell>
        </table:table-row>
        <table:table-row>
          <table:table-cell table:style-name="Tableau2.A1" office:value-type="string">
            <text:p text:style-name="P7"><office:annotation><dc:creator>Gauthier Bastien</dc:creator><dc:date>2013-01-17T14:54:09</dc:date><text:p text:style-name="P24"><text:span text:style-name="T31">do text if self.getItemSignatures()</text:span></text:p></office:annotation><text:change-start text:change-id="ct74923744"/>self.getItemSignatures().split('\n')[0]<text:change-end text:change-id="ct74923744"/></text:p>
            <text:p text:style-name="P7"><office:annotation><dc:creator>Gauthier Bastien</dc:creator><dc:date>2013-01-17T15:13:33</dc:date><text:p text:style-name="P24"><text:span text:style-name="T30">do text if not self.getItemSignatures()</text:span></text:p></office:annotation><text:change-start text:change-id="ct74904800"/>self.getItemSignatories(theObjects=True)[1].getGender()=='m' and 'Le' or 'La'<text:change-end text:change-id="ct74904800"/> <office:annotation><dc:creator>Gauthier Bastien</dc:creator><dc:date>2013-01-17T15:13:33</dc:date><text:p text:style-name="P24"><text:span text:style-name="T30">do text if not self.getItemSignatures()</text:span></text:p></office:annotation><text:change-start text:change-id="ct74924320"/>self.getItemSignatories(theObjects=True)[1].getDuty()<text:change-end text:change-id="ct74924320"/></text:p>
          </table:table-cell>
          <table:table-cell table:style-name="Tableau2.A1" office:value-type="string">
            <text:p text:style-name="P8"><office:annotation><dc:creator>Gauthier Bastien</dc:creator><dc:date>2013-01-17T14:54:09</dc:date><text:p text:style-name="P24"><text:span text:style-name="T30">do text if self.getItemSignatures()</text:span></text:p></office:annotation><text:change-start text:change-id="ct74922256"/>self.getItemSignatures().split('\n')[2]<text:change-end text:change-id="ct74922256"/></text:p>
            <text:p text:style-name="P8"><office:annotation><dc:creator>Gauthier Bastien</dc:creator><dc:date>2013-01-17T15:13:33</dc:date><text:p text:style-name="P24"><text:span text:style-name="T30">do text if not self.getItemSignatures()</text:span></text:p></office:annotation><text:change-start text:change-id="ct74441520"/>self.getItemSignatories(theObjects=True)[0].getGender()=='m' and 'Le' or 'La'<text:change-end text:change-id="ct74441520"/> <office:annotation><dc:creator>Gauthier Bastien</dc:creator><dc:date>2013-01-17T15:13:33</dc:date><text:p text:style-name="P24"><text:span text:style-name="T30">do text if not self.getItemSignatures()</text:span></text:p></office:annotation><text:change-start text:change-id="ct74948656"/>self.getItemSignatories(theObjects=True)[0].getDuty()<text:change-end text:change-id="ct74948656"/></text:p>
          </table:table-cell>
        </table:table-row>
        <table:table-row>
          <table:table-cell table:style-name="Tableau2.A1" office:value-type="string">
            <text:p text:style-name="P7">(s) <office:annotation><dc:creator>Gauthier Bastien</dc:creator><dc:date>2013-01-17T14:54:09</dc:date><text:p text:style-name="P24"><text:span text:style-name="T31">do text if self.getItemSignatures()</text:span></text:p></office:annotation><text:change-start text:change-id="ct74442224"/>self.getItemSignatures().split('\n')[1]<text:change-end text:change-id="ct74442224"/></text:p>
            <text:p text:style-name="P7"><office:annotation><dc:creator>Gauthier Bastien</dc:creator><dc:date>2013-01-17T15:13:33</dc:date><text:p text:style-name="P24"><text:span text:style-name="T30">do text if not self.getItemSignatures()</text:span></text:p></office:annotation><text:change-start text:change-id="ct74956416"/>self.getItemSignatories(theObjects=True)[1].Title()<text:change-end text:change-id="ct74956416"/></text:p>
          </table:table-cell>
          <table:table-cell table:style-name="Tableau2.A1" office:value-type="string">
            <text:p text:style-name="P8">(s) <office:annotation><dc:creator>Gauthier Bastien</dc:creator><dc:date>2013-01-17T14:54:09</dc:date><text:p text:style-name="P24"><text:span text:style-name="T31">do text if self.getItemSignatures()</text:span></text:p></office:annotation><text:change-start text:change-id="ct74442576"/>self.getItemSignatures().split('\n')[3]<text:change-end text:change-id="ct74442576"/></text:p>
            <text:p text:style-name="P8"><office:annotation><dc:creator>Gauthier Bastien</dc:creator><dc:date>2013-01-17T15:13:33</dc:date><text:p text:style-name="P24"><text:span text:style-name="T30">do text if not self.getItemSignatures()</text:span></text:p></office:annotation><text:change-start text:change-id="ct74943776"/>self.getItemSignatories(theObjects=True)[0].Title()<text:change-end text:change-id="ct74943776"/></text:p>
          </table:table-cell>
        </table:table-row>
        <table:table-row>
          <table:table-cell table:style-name="Tableau2.A1" table:number-columns-spanned="2" office:value-type="string">
            <text:p text:style-name="P2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9"><text:text-input text:description="">self.adapted().getCertifiedSignatures()[0]</text:text-input></text:p>
          </table:table-cell>
          <table:table-cell table:style-name="Tableau2.A1" office:value-type="string">
            <text:p text:style-name="P10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eau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au2.A1" office:value-type="string">
            <text:p text:style-name="P11"><text:text-input text:description="">self.adapted().getCertifiedSignatures()[1]</text:text-input></text:p>
          </table:table-cell>
          <table:table-cell table:style-name="Tableau2.A1" office:value-type="string">
            <text:p text:style-name="P10"><text:text-input text:description="">self.adapted().getCertifiedSignatures()[3]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80</meta:editing-cycles>
    <meta:editing-duration>PT3H18M14S</meta:editing-duration>
    <meta:initial-creator>Gauthier Bastien</meta:initial-creator>
    <dc:date>2017-10-11T16:11:23.399600295</dc:date>
    <meta:document-statistic meta:table-count="1" meta:image-count="0" meta:object-count="0" meta:page-count="2" meta:paragraph-count="37" meta:word-count="193" meta:character-count="1903" meta:non-whitespace-character-count="1772"/>
    <meta:user-defined meta:name="Info 1"/>
    <meta:user-defined meta:name="Info 2"/>
    <meta:user-defined meta:name="Info 3"/>
    <meta:user-defined meta:name="Info 4"/>
  </office:meta>
</office:document-meta>
</file>